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7676" officeooo:paragraph-rsid="0018767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87676" officeooo:paragraph-rsid="00187676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 Object</text:p>
      <text:p text:style-name="P1"/>
      <text:p text:style-name="P2">A set object stores unique values as individual items, not key/value pairs. It’s a bit like an array but with each item unique – no duplicates.</text:p>
      <text:p text:style-name="P2"/>
      <text:p text:style-name="P2">Sets do not have access to all array methods (e.g. map method). Though, the set can be re-created as an array really easily using the Array Constru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1T13:08:26.892000000</meta:creation-date>
    <dc:date>2025-01-31T13:16:44.837000000</dc:date>
    <meta:editing-duration>PT8M18S</meta:editing-duration>
    <meta:editing-cycles>1</meta:editing-cycles>
    <meta:document-statistic meta:table-count="0" meta:image-count="0" meta:object-count="0" meta:page-count="1" meta:paragraph-count="3" meta:word-count="54" meta:character-count="305" meta:non-whitespace-character-count="253"/>
    <meta:generator>LibreOffice/24.8.4.2$Windows_X86_64 LibreOffice_project/bb3cfa12c7b1bf994ecc5649a80400d06cd71002</meta:generator>
  </office:meta>
</office:document-meta>
</file>